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svg:stroke-color="#ffffff" draw:marker-end="Arrowheads_20_1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heads_20_1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929cm" fo:min-width="5.27cm"/>
      <style:paragraph-properties style:writing-mode="lr-tb"/>
    </style:style>
    <style:style style:name="gr5" style:family="graphic" style:parent-style-name="standard">
      <style:graphic-properties svg:stroke-color="#ffffff" draw:marker-end="Arrowheads_20_1" draw:fill="solid" draw:fill-color="#ffffff" draw:textarea-horizontal-align="justify" draw:textarea-vertical-align="middle" draw:auto-grow-height="false" fo:min-height="0.893cm" fo:min-width="1.024cm"/>
    </style:style>
    <style:style style:name="gr6" style:family="graphic" style:parent-style-name="standard">
      <style:graphic-properties draw:marker-end="Arrowheads_20_1" draw:fill="solid" draw:fill-color="#000000" draw:textarea-horizontal-align="justify" draw:textarea-vertical-align="middle" draw:auto-grow-height="false" fo:min-height="0.13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2.413cm" svg:x="18.272cm" svg:y="5.826cm">
          <text:p text:style-name="P1"><text:span text:style-name="T1">DCC/DR</text:span><text:span text:style-name="T2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524cm" svg:height="1.143cm" svg:x="25.003cm" svg:y="6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889cm" svg:height="1.143cm" draw:transform="rotate (-1.5707963267949) translate (26.146cm 6.5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004cm" svg:height="2.413cm" svg:x="2.207cm" svg:y="5.826cm">
          <text:p text:style-name="P1"><text:span text:style-name="T2"><text:s/></text:span><text:span text:style-name="T1">DCC/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524cm" svg:height="1.143cm" svg:x="1.226cm" svg:y="6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889cm" svg:height="1.143cm" draw:transform="rotate (-1.5707963267949) translate (2.623cm 6.5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6.004cm" svg:height="2.413cm" svg:x="10.617cm" svg:y="5.826cm">
          <text:p text:style-name="P1"><text:span text:style-name="T2"><text:s/></text:span><text:span text:style-name="T1">DCC/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524cm" svg:height="1.143cm" svg:x="9.636cm" svg:y="6.46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4" draw:layer="layout" svg:width="0.889cm" svg:height="1.143cm" draw:transform="rotate (-1.5707963267949) translate (10.905cm 6.588cm)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54cm" svg:stroke-color="#000000" draw:marker-start-width="0.584cm" draw:marker-start-center="false" draw:marker-end-width="0.584cm" draw:marker-end-center="false" draw:stroke-linejoin="miter" svg:stroke-linecap="butt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uart Baker</meta:initial-creator>
    <meta:creation-date>2015-12-12T21:56:23.408047610</meta:creation-date>
    <dc:date>2022-04-10T12:33:58.630603986</dc:date>
    <meta:editing-duration>PT11M2S</meta:editing-duration>
    <meta:editing-cycles>5</meta:editing-cycles>
    <meta:generator>LibreOffice/6.4.7.2$Linux_X86_64 LibreOffice_project/40$Build-2</meta:generator>
    <meta:document-statistic meta:object-count="9"/>
  </office:meta>
</office:document-meta>
</file>